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50000025A05916D5B964E58FE.png" manifest:media-type="image/png"/>
  <manifest:file-entry manifest:full-path="Pictures/10000001000003250000025A9DAD31888B6070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4.7882in" svg:height="3.5807in" draw:z-index="0"><draw:image xlink:href="Pictures/10000001000003250000025A9DAD31888B6070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4.8591in" svg:height="3.6335in" draw:z-index="1"><draw:image xlink:href="Pictures/10000001000003250000025A05916D5B964E58F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9:13:06.255170876</meta:creation-date>
    <meta:generator>LibreOffice/7.3.7.2$Linux_X86_64 LibreOffice_project/30$Build-2</meta:generator>
    <dc:date>2023-12-04T09:41:39.103884163</dc:date>
    <meta:editing-duration>PT17M57S</meta:editing-duration>
    <meta:editing-cycles>3</meta:editing-cycles>
    <meta:document-statistic meta:table-count="0" meta:image-count="2" meta:object-count="0" meta:page-count="2" meta:paragraph-count="1" meta:word-count="0" meta:character-count="5" meta:non-whitespace-character-count="0"/>
  </office:meta>
</office:document-meta>
</file>